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1d35e" officeooo:paragraph-rsid="0011d35e"/>
    </style:style>
    <style:style style:name="P2" style:family="paragraph" style:parent-style-name="Standard">
      <style:text-properties officeooo:rsid="0011d35e" officeooo:paragraph-rsid="0011d35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6">
      <style:paragraph-properties fo:margin-top="0cm" fo:margin-bottom="0cm" style:contextual-spacing="false"/>
    </style:style>
    <style:style style:name="P11" style:family="paragraph" style:parent-style-name="Text_20_body" style:list-style-name="L7"/>
    <style:style style:name="P12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lan de Description pour la Recette</text:h>
      <text:h text:style-name="Heading_20_4" text:outline-level="4">1. Titre de la Recette</text:h>
      <text:list text:style-name="L1">
        <text:list-item>
          <text:p text:style-name="P3"><text:span text:style-name="Strong_20_Emphasis">Nom de la recette</text:span> : Court et précis, reflétant les ingrédients principaux et/ou la méthode de cuisson.</text:p>
        </text:list-item>
      </text:list>
      <text:h text:style-name="Heading_20_4" text:outline-level="4">2. Temps de Préparation</text:h>
      <text:list text:style-name="L2">
        <text:list-item>
          <text:p text:style-name="P5"><text:span text:style-name="Strong_20_Emphasis">Temps en cuisine</text:span> : Temps total de préparation et de cuisson.</text:p>
        </text:list-item>
        <text:list-item>
          <text:p text:style-name="P4"><text:span text:style-name="Strong_20_Emphasis">Temps à table</text:span> : Temps total nécessaire pour préparer et servir la recette.</text:p>
        </text:list-item>
      </text:list>
      <text:h text:style-name="Heading_20_4" text:outline-level="4">3. Ustensiles Nécessaires</text:h>
      <text:list text:style-name="L3">
        <text:list-item>
          <text:p text:style-name="P6"><text:span text:style-name="Strong_20_Emphasis">Liste des ustensiles</text:span> : Tous les outils et ustensiles nécessaires pour réaliser la recette (par exemple, poêle, casserole, couteau, etc.).</text:p>
        </text:list-item>
      </text:list>
      <text:h text:style-name="Heading_20_4" text:outline-level="4">4. Nombre de Portions</text:h>
      <text:list text:style-name="L4">
        <text:list-item>
          <text:p text:style-name="P7"><text:span text:style-name="Strong_20_Emphasis">Nombre d'assiettes</text:span> : Le nombre de portions que la recette produit.</text:p>
        </text:list-item>
      </text:list>
      <text:h text:style-name="Heading_20_4" text:outline-level="4">5. Ingrédients</text:h>
      <text:list text:style-name="L5">
        <text:list-item>
          <text:p text:style-name="P8"><text:span text:style-name="Strong_20_Emphasis">Liste des ingrédients</text:span> : Tous les ingrédients nécessaires, avec des quantités précises. Peut inclure des notes spécifiques sur les ingrédients (par exemple, "Gnocchi : 300 g", "Fromage râpé à l’italienne : 1 sachet(s)", etc.).</text:p>
        </text:list-item>
      </text:list>
      <text:h text:style-name="Heading_20_4" text:outline-level="4">6. Préparation</text:h>
      <text:list text:style-name="L6">
        <text:list-item>
          <text:p text:style-name="P10"><text:span text:style-name="Strong_20_Emphasis">Mise en place</text:span> : Instructions préliminaires avant la cuisson (par exemple, "Coupez l’oignon en fines demi-lunes").</text:p>
        </text:list-item>
        <text:list-item>
          <text:p text:style-name="P10"><text:span text:style-name="Strong_20_Emphasis">Cuisson</text:span> : Étapes de la cuisson des ingrédients principaux (par exemple, "Faites chauffer un filet d’huile d’olive dans une poêle").</text:p>
        </text:list-item>
        <text:list-item>
          <text:p text:style-name="P10"><text:span text:style-name="Strong_20_Emphasis">Mélange</text:span> : Instructions pour mélanger et combiner les ingrédients cuits (par exemple, "Déglacez en versant la crème").</text:p>
        </text:list-item>
        <text:list-item>
          <text:p text:style-name="P9"><text:span text:style-name="Strong_20_Emphasis">Service</text:span> : Instructions pour le service final de la recette (par exemple, "Disposez les gnocchi dans des assiettes creuses").</text:p>
        </text:list-item>
      </text:list>
      <text:h text:style-name="Heading_20_4" text:outline-level="4">7. Valeurs Nutritionnelles</text:h>
      <text:list text:style-name="L7">
        <text:list-item>
          <text:p text:style-name="P11"><text:span text:style-name="Strong_20_Emphasis">Valeurs par 100 g</text:span> : Informations nutritionnelles détaillées (par exemple, "Energie (kJ/kcal) : 743/178").</text:p>
        </text:list-item>
      </text:list>
      <text:h text:style-name="Heading_20_4" text:outline-level="4">8. Allergènes</text:h>
      <text:list text:style-name="L8">
        <text:list-item>
          <text:p text:style-name="P12"><text:span text:style-name="Strong_20_Emphasis">Liste des allergènes</text:span> : Informations sur les allergènes potentiels dans la recette (par exemple, "Gnocchi : Peut contenir du gluten").</text:p>
        </text:list-item>
      </text:list>
      <text:p text:style-name="P2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6:28:42.454542504</meta:creation-date>
    <dc:date>2024-07-23T16:43:57.045102785</dc:date>
    <meta:editing-duration>PT15M15S</meta:editing-duration>
    <meta:editing-cycles>1</meta:editing-cycles>
    <meta:document-statistic meta:table-count="0" meta:image-count="0" meta:object-count="0" meta:page-count="1" meta:paragraph-count="22" meta:word-count="255" meta:character-count="1593" meta:non-whitespace-character-count="1370"/>
    <meta:generator>LibreOffice/7.6.7.2$Linux_X86_64 LibreOffice_project/60$Build-2</meta:generator>
  </office:meta>
</office:document-meta>
</file>